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6.992cm"/>
    </style:style>
    <style:style style:name="Tableau1.B" style:family="table-column">
      <style:table-column-properties style:column-width="2.073cm"/>
    </style:style>
    <style:style style:name="Tableau1.C" style:family="table-column">
      <style:table-column-properties style:column-width="3.441cm"/>
    </style:style>
    <style:style style:name="Tableau1.D" style:family="table-column">
      <style:table-column-properties style:column-width="3.898cm"/>
    </style:style>
    <style:style style:name="Tableau1.E" style:family="table-column">
      <style:table-column-properties style:column-width="0.157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style:vertical-align="middle"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27cm" fo:keep-together="auto"/>
    </style:style>
    <style:style style:name="Tableau1.A6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8" style:family="table-row">
      <style:table-row-properties style:min-row-height="0.168cm" fo:keep-together="auto"/>
    </style:style>
    <style:style style:name="P1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276f1a" officeooo:paragraph-rsid="00276f1a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4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style:font-name="Liberation Serif" fo:font-size="12pt" officeooo:rsid="0034df90" officeooo:paragraph-rsid="0034df90" style:font-size-asian="12pt" style:font-name-complex="Arial" style:font-size-complex="12pt"/>
    </style:style>
    <style:style style:name="P5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rsid="00576453" officeooo:paragraph-rsid="00576453" style:font-size-asian="12pt" style:font-name-complex="Arial" style:font-size-complex="12pt"/>
    </style:style>
    <style:style style:name="P6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style:font-name="Liberation Serif" fo:font-size="12pt" officeooo:paragraph-rsid="0026717b" style:font-size-asian="12pt" style:font-size-complex="12pt"/>
    </style:style>
    <style:style style:name="P7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margin-left="0cm" fo:margin-right="-0.806cm" fo:text-align="start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officeooo:paragraph-rsid="0026717b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26717b" style:font-size-asian="12pt" style:font-size-complex="12pt"/>
    </style:style>
    <style:style style:name="P12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paragraph-rsid="0034df90" style:font-size-asian="12pt" style:font-size-complex="12pt"/>
    </style:style>
    <style:style style:name="P13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paragraph-rsid="005c9c1a" style:font-size-asian="12pt" style:font-size-complex="12pt"/>
    </style:style>
    <style:style style:name="P14" style:family="paragraph" style:parent-style-name="Standard">
      <style:paragraph-properties fo:margin-left="0cm" fo:margin-right="0.31cm" fo:text-align="center" style:justify-single-word="false" fo:text-indent="0cm" style:auto-text-indent="false"/>
      <style:text-properties fo:color="#2a6099" loext:opacity="100%" style:font-name="Liberation Serif" fo:font-size="12pt" fo:font-weight="bold" officeooo:paragraph-rsid="0026717b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center" style:justify-single-word="false" fo:text-indent="0cm" style:auto-text-indent="false"/>
      <style:text-properties style:font-name="Liberation Serif" fo:font-size="12pt" officeooo:paragraph-rsid="0026717b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426bef" style:font-size-asian="12pt" style:font-size-complex="12pt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officeooo:paragraph-rsid="005444c8"/>
    </style:style>
    <style:style style:name="P18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bold" officeooo:rsid="006ecf46" officeooo:paragraph-rsid="006ecf46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fo:font-weight="bold" officeooo:rsid="006ecf46" officeooo:paragraph-rsid="006ecf4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21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Liberation Serif" fo:font-size="12pt" officeooo:rsid="006ff51b" officeooo:paragraph-rsid="006ff51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6ecf46" officeooo:paragraph-rsid="006ecf46" style:font-size-asian="12pt" style:font-name-complex="Arial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paragraph-rsid="0026717b" style:font-size-asian="12pt" style:font-name-complex="Arial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6ff51b" officeooo:paragraph-rsid="006ff51b" style:font-size-asian="12pt" style:font-name-complex="Arial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officeooo:rsid="0072c54f" officeooo:paragraph-rsid="0072c54f" style:font-size-asian="12pt" style:font-name-complex="Arial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officeooo:rsid="0075e237" officeooo:paragraph-rsid="0075e237" style:font-size-asian="12pt" style:font-name-complex="Arial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rsid="00636cca" officeooo:paragraph-rsid="00636cca" style:font-size-asian="12pt" style:font-size-complex="12pt"/>
    </style:style>
    <style:style style:name="P28" style:family="paragraph" style:parent-style-name="Standard">
      <style:paragraph-properties fo:margin-left="0cm" fo:margin-right="-0.806cm" fo:text-align="center" style:justify-single-word="false" fo:text-indent="0cm" style:auto-text-indent="false"/>
      <style:text-properties fo:color="#2a6099" loext:opacity="100%" style:font-name="Liberation Serif" fo:font-size="12pt" fo:font-weight="bold" officeooo:rsid="0069fa83" officeooo:paragraph-rsid="0069fa83" style:font-size-asian="12pt" style:font-weight-asian="bold" style:font-name-complex="Arial" style:font-size-complex="12pt" style:font-weight-complex="bold"/>
    </style:style>
    <style:style style:name="P29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Liberation Serif" fo:font-size="12pt" officeooo:paragraph-rsid="006e25c1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6e25c1" style:font-size-asian="12pt" style:font-size-complex="12pt"/>
    </style:style>
    <style:style style:name="T1" style:family="text">
      <style:text-properties fo:color="#ffffff" loext:opacity="100%" fo:font-weight="bold" style:font-weight-asian="bold" style:font-name-complex="Arial"/>
    </style:style>
    <style:style style:name="T2" style:family="text">
      <style:text-properties fo:color="#ffffff" loext:opacity="100%" fo:font-weight="bold" officeooo:rsid="005441ab" style:font-weight-asian="bold" style:font-name-complex="Arial"/>
    </style:style>
    <style:style style:name="T3" style:family="text">
      <style:text-properties fo:color="#ffffff" loext:opacity="100%" fo:font-weight="bold" officeooo:rsid="005fd863" style:font-weight-asian="bold" style:font-name-complex="Ari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534da8" style:font-style-asian="italic" style:font-style-complex="italic"/>
    </style:style>
    <style:style style:name="T7" style:family="text">
      <style:text-properties fo:font-style="italic" officeooo:rsid="00766451" style:font-style-asian="italic" style:font-style-complex="italic"/>
    </style:style>
    <style:style style:name="T8" style:family="text">
      <style:text-properties fo:font-style="italic" officeooo:rsid="00782368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"/>
    </style:style>
    <style:style style:name="T11" style:family="text">
      <style:text-properties fo:font-weight="bold" style:font-weight-asian="bold" style:font-name-complex="Arial" style:font-weight-complex="bold"/>
    </style:style>
    <style:style style:name="T12" style:family="text">
      <style:text-properties fo:font-weight="bold" officeooo:rsid="004edd93" style:font-weight-asian="bold" style:font-name-complex="Arial" style:font-weight-complex="bold"/>
    </style:style>
    <style:style style:name="T13" style:family="text">
      <style:text-properties fo:font-weight="bold" officeooo:rsid="00681d7e" style:font-weight-asian="bold" style:font-name-complex="Arial" style:font-weight-complex="bold"/>
    </style:style>
    <style:style style:name="T14" style:family="text">
      <style:text-properties fo:font-weight="bold" officeooo:rsid="0034df90" style:font-weight-asian="bold" style:font-name-complex="Arial" style:font-weight-complex="bold"/>
    </style:style>
    <style:style style:name="T15" style:family="text">
      <style:text-properties fo:font-weight="bold" officeooo:rsid="00430378" style:font-weight-asian="bold" style:font-name-complex="Arial" style:font-weight-complex="bold"/>
    </style:style>
    <style:style style:name="T16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17" style:family="text">
      <style:text-properties fo:font-style="normal" officeooo:rsid="0032f1ff" style:font-style-asian="normal" style:font-style-complex="normal"/>
    </style:style>
    <style:style style:name="T18" style:family="text">
      <style:text-properties fo:font-style="normal" officeooo:rsid="0069fa83" style:font-style-asian="normal" style:font-style-complex="normal"/>
    </style:style>
    <style:style style:name="T19" style:family="text">
      <style:text-properties fo:font-style="normal" style:text-underline-style="none" fo:font-weight="bold" officeooo:rsid="005ac567" style:font-style-asian="normal" style:font-weight-asian="bold" style:font-name-complex="Arial" style:font-style-complex="normal" style:font-weight-complex="bold"/>
    </style:style>
    <style:style style:name="T20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style:text-underline-style="none" fo:font-weight="normal" officeooo:rsid="005ac567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style:text-underline-style="none" fo:font-weight="normal" officeooo:rsid="007185e5" style:font-style-asian="normal" style:font-weight-asian="normal" style:font-name-complex="Arial" style:font-style-complex="normal" style:font-weight-complex="normal"/>
    </style:style>
    <style:style style:name="T23" style:family="text">
      <style:text-properties officeooo:rsid="0048f87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8f877" style:font-weight-asian="normal" style:font-name-complex="Arial" style:font-weight-complex="normal"/>
    </style:style>
    <style:style style:name="T26" style:family="text">
      <style:text-properties fo:font-weight="normal" officeooo:rsid="005c9c1a" style:font-weight-asian="normal" style:font-name-complex="Arial" style:font-weight-complex="normal"/>
    </style:style>
    <style:style style:name="T27" style:family="text">
      <style:text-properties fo:font-weight="normal" officeooo:rsid="005d1e48" style:font-weight-asian="normal" style:font-name-complex="Arial" style:font-weight-complex="normal"/>
    </style:style>
    <style:style style:name="T28" style:family="text">
      <style:text-properties officeooo:rsid="005a175d"/>
    </style:style>
    <style:style style:name="T29" style:family="text">
      <style:text-properties officeooo:rsid="00612f3f"/>
    </style:style>
    <style:style style:name="T30" style:family="text">
      <style:text-properties style:font-name-complex="Arial" style:font-weight-complex="bold"/>
    </style:style>
    <style:style style:name="T31" style:family="text">
      <style:text-properties officeooo:rsid="006e40cf"/>
    </style:style>
    <style:style style:name="T32" style:family="text">
      <style:text-properties style:font-name="Liberation Serif" fo:font-size="12pt" fo:font-weight="bold" officeooo:rsid="006e40cf" style:font-size-asian="12pt" style:font-weight-asian="bold" style:font-name-complex="Arial" style:font-size-complex="12pt" style:font-weight-complex="bold"/>
    </style:style>
    <style:style style:name="T33" style:family="text">
      <style:text-properties style:font-name="Liberation Serif" fo:font-size="12pt" fo:font-weight="bold" officeooo:rsid="005444c8" style:font-size-asian="12pt" style:font-weight-asian="bold" style:font-name-complex="Arial" style:font-size-complex="12pt" style:font-weight-complex="bold"/>
    </style:style>
    <style:style style:name="T34" style:family="text">
      <style:text-properties officeooo:rsid="007cd4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4">La dernière fois :</text:span><text:span text:style-name="T5">’’’Nous avons corrigé les fiches d'entraînements en électricité qui étaient à faire pour les vacances.Nous avons ensuite commencé le chapitre 2 : La Composition de l'air Les attendus du chapitre ont été distribués et rangés dans le porte-vues. Nous avons commencé l'activité 1 : L'air que l'on respire, que nous conclurons la prochaine fois. ’’’</text:span></text:p>
      <text:p text:style-name="P30"><text:span text:style-name="T8">il fallait : </text:span><text:span text:style-name="T5">ranger son porte vue à l'aide du document portevues.pdf </text:span><text:span text:style-name="T7">+</text:span><text:span text:style-name="T5">bien réviser pour l'évaluation.</text:span></text:p>
      <text:p text:style-name="P17"><text:span text:style-name="T32">Vendredi 13 </text:span><text:span text:style-name="T33">novembr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15"><text:span text:style-name="T1">Séance </text:span><text:span text:style-name="T2">8 </text:span><text:span text:style-name="T3">4ème</text:span><text:span text:style-name="T1">: </text:span><text:span text:style-name="T11">Fiche de préparation</text:span><text:span text:style-name="T12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14">Déroulement</text:p>
          </table:table-cell>
          <table:table-cell table:style-name="Tableau1.C1" table:number-columns-spanned="2" office:value-type="string">
            <text:p text:style-name="P7">Matériel</text:p>
          </table:table-cell>
          <table:covered-table-cell/>
          <table:table-cell table:style-name="Tableau1.C1" office:value-type="string">
            <text:p text:style-name="P8">Temps</text:p>
          </table:table-cell>
          <table:table-cell table:style-name="Tableau1.C1" office:value-type="string">
            <text:p text:style-name="P28"/>
          </table:table-cell>
        </table:table-row>
        <table:table-row table:style-name="Tableau1.3">
          <table:table-cell table:style-name="Tableau1.C1" office:value-type="string">
            <text:p text:style-name="P12"><text:span text:style-name="T13">A</text:span><text:span text:style-name="T14">ppel</text:span></text:p>
          </table:table-cell>
          <table:table-cell table:style-name="Tableau1.C1" table:number-columns-spanned="2" office:value-type="string">
            <text:p text:style-name="P23"/>
          </table:table-cell>
          <table:covered-table-cell/>
          <table:table-cell table:style-name="Tableau1.C1" office:value-type="string">
            <text:p text:style-name="P4">5min</text:p>
          </table:table-cell>
          <table:table-cell table:style-name="Tableau1.C1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9">évaluation</text:p>
          </table:table-cell>
          <table:table-cell table:style-name="Tableau1.A4" table:number-columns-spanned="2" office:value-type="string">
            <text:p text:style-name="P26">evaluation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18"><text:span text:style-name="T24">Ramasser porte-vues</text:span></text:p>
          </table:table-cell>
          <table:table-cell table:style-name="Tableau1.A4" table:number-columns-spanned="2" office:value-type="string">
            <text:p text:style-name="P23"/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6" office:value-type="string">
            <text:p text:style-name="P20">Continuer <text:span text:style-name="T34">et </text:span>finir act1</text:p>
          </table:table-cell>
          <table:table-cell table:style-name="Tableau1.A4" table:number-columns-spanned="2" office:value-type="string">
            <text:p text:style-name="P22">Act1</text:p>
            <text:p text:style-name="P22">act1 annoté</text:p>
            <text:p text:style-name="P24">trace de cours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6" office:value-type="string">
            <text:p text:style-name="P21"><text:span text:style-name="T21">C</text:span><text:span text:style-name="T20">ommencer </text:span><text:span text:style-name="T22">activité 2</text:span></text:p>
          </table:table-cell>
          <table:table-cell table:style-name="Tableau1.A4" table:number-columns-spanned="2" office:value-type="string">
            <text:p text:style-name="P25">Act2</text:p>
            <text:p text:style-name="P25">act2 annoté</text:p>
            <text:p text:style-name="P25">trace de cours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6" office:value-type="string">
            <text:p text:style-name="P13"><text:span text:style-name="T27"/></text:p>
          </table:table-cell>
          <table:table-cell table:style-name="Tableau1.A4" table:number-columns-spanned="2" office:value-type="string">
            <text:p text:style-name="P27"/>
          </table:table-cell>
          <table:covered-table-cell/>
          <table:table-cell table:style-name="Tableau1.A4" office:value-type="string">
            <text:p text:style-name="P6"/>
          </table:table-cell>
          <table:table-cell table:style-name="Tableau1.A4" office:value-type="string">
            <text:p text:style-name="P10"/>
          </table:table-cell>
        </table:table-row>
      </table:table>
      <text:p text:style-name="P11"/>
      <text:p text:style-name="P16"><text:span text:style-name="T16">Pour la prochaine fois </text:span><text:span text:style-name="T17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pip" style:family="paragraph" style:parent-style-name="Standard" style:default-outline-level="">
      <style:paragraph-properties fo:margin-top="0.494cm" fo:margin-bottom="0.494cm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401cm"/>
        </style:list-level-properties>
        <style:text-properties fo:font-family="Wingdings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7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4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211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8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5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021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9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6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12T23:47:43.664885135</dc:date>
    <meta:editing-duration>PT3H50M58S</meta:editing-duration>
    <meta:editing-cycles>92</meta:editing-cycles>
    <dc:creator>J Cercy</dc:creator>
    <meta:document-statistic meta:table-count="1" meta:image-count="0" meta:object-count="0" meta:page-count="1" meta:paragraph-count="23" meta:word-count="119" meta:character-count="730" meta:non-whitespace-character-count="631"/>
  </office:meta>
</office:document-meta>
</file>